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Text_20_body">Data – fMRI function connectivity matrices 90x90, 203 subjects - 112 volunteers, 91 patients</text:p>
      <text:p text:style-name="Text_20_body">LOO performances:</text:p>
      <text:list xml:id="list6113382718145189936" text:style-name="L1">
        <text:list-item>
          <text:p text:style-name="P1">MATLAB classification forest (default settings) – 10 trees: 64,53%; 100 trees 69,46%; 1000 trees 70,94%</text:p>
        </text:list-item>
        <text:list-item>
          <text:p text:style-name="P1">MATLAB classification forest (100 trees, Fboot: 1, SampleWithReplacement: <text:span text:style-name="T1">'off', NvarToSample: 500, MinLeaf: 8, SplitCriterion: 'gdi', Surrogate: 'off'): 73,4%</text:span></text:p>
        </text:list-item>
        <text:list-item>
          <text:p text:style-name="P1"><text:span text:style-name="T1">Stump forest (11 trees – primitive version): 58,13%</text:span></text:p>
        </text:list-item>
        <text:list-item>
          <text:p text:style-name="P1">PCA → LDA (20 features): 75%</text:p>
        </text:list-item>
        <text:list-item>
          <text:p text:style-name="P1">SVM: 99%</text:p>
        </text:list-item>
        <text:list-item>
          <text:p text:style-name="P1">RDA: 100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4-26T22:49:06.58</dc:date>
    <meta:editing-duration>PT10M9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9" meta:word-count="76" meta:character-count="494"/>
  </office:meta>
</office:document-meta>
</file>